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data-style-name="N0">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45" style:family="table">
      <style:table-properties style:width="16.933cm" fo:margin-top="0cm" fo:margin-bottom="0cm" table:align="left" fo:keep-with-next="always"/>
    </style:style>
    <style:style style:name="Table45.A" style:family="table-column">
      <style:table-column-properties style:column-width="1.93cm"/>
    </style:style>
    <style:style style:name="Table45.B" style:family="table-column">
      <style:table-column-properties style:column-width="3.657cm"/>
    </style:style>
    <style:style style:name="Table45.C" style:family="table-column">
      <style:table-column-properties style:column-width="2.674cm"/>
    </style:style>
    <style:style style:name="Table45.D" style:family="table-column">
      <style:table-column-properties style:column-width="8.673cm"/>
    </style:style>
    <style:style style:name="Table45.A1" style:family="table-cell">
      <style:table-cell-properties fo:padding="0.097cm" fo:border-left="0.002cm solid #000000" fo:border-right="none" fo:border-top="0.002cm solid #000000" fo:border-bottom="0.002cm solid #000000"/>
    </style:style>
    <style:style style:name="Table45.D1" style:family="table-cell">
      <style:table-cell-properties fo:padding="0.097cm" fo:border="0.002cm solid #000000"/>
    </style:style>
    <style:style style:name="Table45.A2" style:family="table-cell" style:data-style-name="N0">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none" fo:border-top="none" fo:border-bottom="0.002cm solid #000000"/>
    </style:style>
    <style:style style:name="Table45.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30" style:family="table">
      <style:table-properties style:width="16.999cm" fo:margin-top="0cm" fo:margin-bottom="0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99cm" fo:margin-top="0cm" fo:margin-bottom="0cm" table:align="margins" fo:keep-with-next="always"/>
    </style:style>
    <style:style style:name="Table31.A" style:family="table-column">
      <style:table-column-properties style:column-width="4.249cm" style:rel-column-width="16382*"/>
    </style:style>
    <style:style style:name="Table31.D" style:family="table-column">
      <style:table-column-properties style:column-width="4.251cm" style:rel-column-width="16389*"/>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data-style-name="N0">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6.999cm" fo:margin-top="0cm" fo:margin-bottom="0cm" table:align="margins" fo:keep-with-next="always"/>
    </style:style>
    <style:style style:name="Table32.A" style:family="table-column">
      <style:table-column-properties style:column-width="0.94cm" style:rel-column-width="3624*"/>
    </style:style>
    <style:style style:name="Table32.B" style:family="table-column">
      <style:table-column-properties style:column-width="3.941cm" style:rel-column-width="15191*"/>
    </style:style>
    <style:style style:name="Table32.C" style:family="table-column">
      <style:table-column-properties style:column-width="5.849cm" style:rel-column-width="22549*"/>
    </style:style>
    <style:style style:name="Table32.D" style:family="table-column">
      <style:table-column-properties style:column-width="6.269cm" style:rel-column-width="24171*"/>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data-style-name="N0">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93cm"/>
    </style:style>
    <style:style style:name="Table19.B" style:family="table-column">
      <style:table-column-properties style:column-width="3.657cm"/>
    </style:style>
    <style:style style:name="Table19.C" style:family="table-column">
      <style:table-column-properties style:column-width="2.674cm"/>
    </style:style>
    <style:style style:name="Table19.D" style:family="table-column">
      <style:table-column-properties style:column-width="8.673cm"/>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cm" table:align="margins" fo:keep-with-next="always"/>
    </style:style>
    <style:style style:name="Table23.A" style:family="table-column">
      <style:table-column-properties style:column-width="4.249cm" style:rel-column-width="16382*"/>
    </style:style>
    <style:style style:name="Table23.D" style:family="table-column">
      <style:table-column-properties style:column-width="4.251cm" style:rel-column-width="16389*"/>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data-style-name="N0">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6.999cm" fo:margin-top="0cm" fo:margin-bottom="0cm" table:align="margins" fo:keep-with-next="always"/>
    </style:style>
    <style:style style:name="Table24.A" style:family="table-column">
      <style:table-column-properties style:column-width="1.937cm" style:rel-column-width="7468*"/>
    </style:style>
    <style:style style:name="Table24.B" style:family="table-column">
      <style:table-column-properties style:column-width="3.671cm" style:rel-column-width="14151*"/>
    </style:style>
    <style:style style:name="Table24.C" style:family="table-column">
      <style:table-column-properties style:column-width="2.685cm" style:rel-column-width="10349*"/>
    </style:style>
    <style:style style:name="Table24.D" style:family="table-column">
      <style:table-column-properties style:column-width="8.707cm" style:rel-column-width="33567*"/>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data-style-name="N0">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4" style:family="table">
      <style:table-properties style:width="16.999cm" fo:margin-top="0cm" fo:margin-bottom="0cm" table:align="margins" fo:keep-with-next="always"/>
    </style:style>
    <style:style style:name="Table34.A" style:family="table-column">
      <style:table-column-properties style:column-width="4.249cm" style:rel-column-width="16382*"/>
    </style:style>
    <style:style style:name="Table34.D" style:family="table-column">
      <style:table-column-properties style:column-width="4.251cm" style:rel-column-width="16389*"/>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data-style-name="N0">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3" style:family="table-cell" style:data-style-name="N0">
      <style:table-cell-properties fo:padding="0.097cm" fo:border-left="0.002cm solid #000000" fo:border-right="none"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3"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fo:keep-with-next="always"/>
    </style:style>
    <style:style style:name="Table40.A" style:family="table-column">
      <style:table-column-properties style:column-width="4.249cm" style:rel-column-width="16382*"/>
    </style:style>
    <style:style style:name="Table40.D" style:family="table-column">
      <style:table-column-properties style:column-width="4.251cm" style:rel-column-width="16389*"/>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data-style-name="N0">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41" style:family="table">
      <style:table-properties style:width="12.224cm" table:align="left" fo:keep-with-next="always"/>
    </style:style>
    <style:style style:name="Table41.A" style:family="table-column">
      <style:table-column-properties style:column-width="2.048cm"/>
    </style:style>
    <style:style style:name="Table41.B" style:family="table-column">
      <style:table-column-properties style:column-width="10.176cm"/>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2" style:family="table-row">
      <style:table-row-properties style:min-row-height="0.683cm"/>
    </style:style>
    <style:style style:name="Table41.A2" style:family="table-cell" style:data-style-name="N0">
      <style:table-cell-properties style:vertical-align="middle"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4" style:family="table-cell">
      <style:table-cell-properties style:vertical-align="middle" fo:padding="0.097cm" fo:border-left="0.002cm solid #000000" fo:border-right="none" fo:border-top="none" fo:border-bottom="0.002cm solid #000000"/>
    </style:style>
    <style:style style:name="Table42" style:family="table">
      <style:table-properties style:width="16.999cm" table:align="margins" fo:keep-with-next="always"/>
    </style:style>
    <style:style style:name="Table42.A" style:family="table-column">
      <style:table-column-properties style:column-width="4.249cm" style:rel-column-width="16382*"/>
    </style:style>
    <style:style style:name="Table42.D" style:family="table-column">
      <style:table-column-properties style:column-width="4.251cm" style:rel-column-width="16389*"/>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data-style-name="N0">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fo:keep-with-next="always"/>
    </style:style>
    <style:style style:name="Table43.A" style:family="table-column">
      <style:table-column-properties style:column-width="4.249cm" style:rel-column-width="16382*"/>
    </style:style>
    <style:style style:name="Table43.D" style:family="table-column">
      <style:table-column-properties style:column-width="4.251cm" style:rel-column-width="16389*"/>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data-style-name="N0">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fo:keep-with-next="always"/>
    </style:style>
    <style:style style:name="Table44.A" style:family="table-column">
      <style:table-column-properties style:column-width="4.249cm" style:rel-column-width="16382*"/>
    </style:style>
    <style:style style:name="Table44.D" style:family="table-column">
      <style:table-column-properties style:column-width="4.251cm" style:rel-column-width="16389*"/>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data-style-name="N0">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fo:keep-with-next="always"/>
    </style:style>
    <style:style style:name="Table55.A" style:family="table-column">
      <style:table-column-properties style:column-width="4.249cm" style:rel-column-width="16382*"/>
    </style:style>
    <style:style style:name="Table55.D" style:family="table-column">
      <style:table-column-properties style:column-width="4.251cm" style:rel-column-width="16389*"/>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fo:keep-with-next="always"/>
    </style:style>
    <style:style style:name="Table56.A" style:family="table-column">
      <style:table-column-properties style:column-width="4.249cm" style:rel-column-width="16382*"/>
    </style:style>
    <style:style style:name="Table56.D" style:family="table-column">
      <style:table-column-properties style:column-width="4.251cm" style:rel-column-width="16389*"/>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normal" style:font-style-asian="normal" style:font-style-complex="normal"/>
    </style:style>
    <style:style style:name="P4" style:family="paragraph" style:parent-style-name="Table_20_Contents">
      <style:text-properties fo:font-style="normal" style:text-underline-style="none" style:font-style-asian="normal" style:font-style-complex="normal"/>
    </style:style>
    <style:style style:name="P5" style:family="paragraph" style:parent-style-name="Table_20_Contents">
      <style:text-properties fo:color="#ff0000"/>
    </style:style>
    <style:style style:name="P6" style:family="paragraph" style:parent-style-name="Table_20_Contents">
      <style:text-properties fo:color="#ff0000" fo:font-style="normal" style:font-style-asian="normal" style:font-style-complex="normal"/>
    </style:style>
    <style:style style:name="P7" style:family="paragraph" style:parent-style-name="Table_20_Contents">
      <style:text-properties style:use-window-font-color="true"/>
    </style:style>
    <style:style style:name="P8" style:family="paragraph" style:parent-style-name="Table_20_Contents">
      <style:text-properties fo:color="#000000"/>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color="#ff0000"/>
    </style:style>
    <style:style style:name="P11" style:family="paragraph" style:parent-style-name="Text_20_body">
      <style:text-properties fo:color="#dc2300"/>
    </style:style>
    <style:style style:name="P12" style:family="paragraph" style:parent-style-name="Text_20_body">
      <style:text-properties fo:font-style="italic" style:font-style-asian="italic" style:font-style-complex="italic"/>
    </style:style>
    <style:style style:name="P13" style:family="paragraph" style:parent-style-name="Table_20_Heading">
      <style:text-properties fo:font-style="normal" style:font-style-asian="normal" style:font-style-complex="normal"/>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Focus_20_point">
      <style:text-properties fo:font-style="normal" style:font-style-asian="normal" style:font-style-complex="normal"/>
    </style:style>
    <style:style style:name="P19" style:family="paragraph" style:parent-style-name="Text_20_body" style:list-style-name="L1">
      <style:text-properties fo:color="#dc2300"/>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able_20_Contents">
      <style:text-properties fo:font-style="italic" fo:font-weight="normal" style:font-style-asian="italic" style:font-weight-asian="normal" style:font-style-complex="italic" style:font-weight-complex="normal"/>
    </style:style>
    <style:style style:name="P26" style:family="paragraph" style:parent-style-name="Table_20_Contents">
      <style:text-properties fo:font-style="italic" style:font-style-asian="italic" style:font-style-complex="italic"/>
    </style:style>
    <style:style style:name="P27" style:family="paragraph" style:parent-style-name="Heading_20_5">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T5" style:family="text">
      <style:text-properties style:font-name="Times New Roman" style:font-name-asian="Times New Roman" style:font-name-complex="Times New Roman"/>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1-06-28T19:02:41.99">6/28/11</text:date>, Richard Olsson, Away3D team</text:p>
      <text:p text:style-name="Text_20_body"/>
      <text:p text:style-name="Text_20_body"/>
      <text:p text:style-name="P11">This is a work-in-progress draft of the file format specification for the binary (second-generation) Away3D data format (AWD). Any community feedback is welcome at http://groups.google.com/group/away3d-dev or to r@richardolsson.se.</text:p>
      <text:p text:style-name="P11">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1">All feedback is welcome, but these points are particularly interesting at this time:</text:p>
      <text:list xml:id="list371262621" text:style-name="L1">
        <text:list-item>
          <text:p text:style-name="P19">Namespaces: General thoughts on the need for namespaces?</text:p>
        </text:list-item>
        <text:list-item>
          <text:p text:style-name="P19">Material architecture: Any community feedback or wishes for features are welcome.</text:p>
        </text:list-item>
        <text:list-item>
          <text:p text:style-name="P19">Animation architecture: Any community feedback or wishes for features are welcome.</text:p>
        </text:list-item>
        <text:list-item>
          <text:p text:style-name="P19">Command blocks: Any community feedback is welcome.</text:p>
        </text:list-item>
        <text:list-item>
          <text:p text:style-name="P19">Limitations (see Part III): Any part of the format where limits need to be lifted?</text:p>
        </text:list-item>
        <text:list-item>
          <text:p text:style-name="P19">Paths, number of steps per segment? Should it be defined per instance or per path data?</text:p>
        </text:list-item>
      </text:list>
      <text:p text:style-name="P11">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14">Part I: Introduction </text:p>
          <text:p text:style-name="P15">What is AWD?<text:tab/>3</text:p>
          <text:p text:style-name="P15">What is Away3D?<text:tab/>3</text:p>
          <text:p text:style-name="P15">AWD Design intentions<text:tab/>3</text:p>
          <text:p text:style-name="P15">What about old-school AWD?<text:tab/>4</text:p>
          <text:p text:style-name="P15">How to read this document<text:tab/>4</text:p>
          <text:p text:style-name="P17">For encoder implementers<text:tab/>4</text:p>
          <text:p text:style-name="P17">For parser implementers<text:tab/>4</text:p>
          <text:p text:style-name="P17">For those looking to extend the format<text:tab/>5</text:p>
          <text:p text:style-name="P17">Terminology<text:tab/>5</text:p>
          <text:p text:style-name="P14">Part II: File format specification </text:p>
          <text:p text:style-name="P15">Top-level structure of an AWD document<text:tab/>6</text:p>
          <text:p text:style-name="P17">File header<text:tab/>6</text:p>
          <text:p text:style-name="P17">File body<text:tab/>7</text:p>
          <text:p text:style-name="P17">Streaming AWD<text:tab/>8</text:p>
          <text:p text:style-name="P17">Compression<text:tab/>8</text:p>
          <text:p text:style-name="P15">The Data Block concept<text:tab/>9</text:p>
          <text:p text:style-name="P17">Anatomy of a block<text:tab/>9</text:p>
          <text:p text:style-name="P17">Block IDs and addressing<text:tab/>10</text:p>
          <text:p text:style-name="P17">Block namespaces<text:tab/>10</text:p>
          <text:p text:style-name="P17">Block types<text:tab/>10</text:p>
          <text:p text:style-name="P15">Geometry blocks<text:tab/>11</text:p>
          <text:p text:style-name="P17">MeshData<text:tab/>11</text:p>
          <text:p text:style-name="P17">PathData<text:tab/>13</text:p>
          <text:p text:style-name="P15">Scene object blocks<text:tab/>15</text:p>
          <text:p text:style-name="P17">Scene<text:tab/>15</text:p>
          <text:p text:style-name="P17">Container<text:tab/>15</text:p>
          <text:p text:style-name="P17">Primitive<text:tab/>16</text:p>
          <text:p text:style-name="P17">Light<text:tab/>17</text:p>
          <text:p text:style-name="P17">Camera<text:tab/>18</text:p>
          <text:p text:style-name="P17">SoundEmitter<text:tab/>18</text:p>
          <text:p text:style-name="P17">MeshInstance<text:tab/>19</text:p>
          <text:p text:style-name="P17">PathInstance<text:tab/>20</text:p>
          <text:p text:style-name="P15">Partitioning blocks<text:tab/>20</text:p>
          <text:p text:style-name="P17">BSPTree<text:tab/>20</text:p>
          <text:p text:style-name="P17">OctTree<text:tab/>20</text:p>
          <text:p text:style-name="P15">Material blocks<text:tab/>21</text:p>
          <text:p text:style-name="P17">Texture block<text:tab/>21</text:p>
          <text:p text:style-name="P17">Shader block<text:tab/>21</text:p>
          <text:p text:style-name="P17">Material block<text:tab/>21</text:p>
          <text:p text:style-name="P15">Animation blocks<text:tab/>21</text:p>
          <text:p text:style-name="P17">Skeleton<text:tab/>21</text:p>
          <text:p text:style-name="P17">MeshMorphTarget<text:tab/>21</text:p>
          <text:p text:style-name="P15">Command blocks<text:tab/>22</text:p>
          <text:p text:style-name="P17">General structure of command blocks<text:tab/>22</text:p>
          <text:p text:style-name="P17">Commands<text:tab/>22</text:p>
          <text:p text:style-name="P15">Namespace blocks<text:tab/>23</text:p>
          <text:p text:style-name="P15">Field types and special values<text:tab/>24</text:p>
          <text:p text:style-name="P17">Numbers<text:tab/>24</text:p>
          <text:p text:style-name="P17">Booleans and true/false values<text:tab/>25</text:p>
          <text:p text:style-name="P17">Byte arrays<text:tab/>25</text:p>
          <text:p text:style-name="P17">Strings<text:tab/>25</text:p>
          <text:p text:style-name="P17">Vectors and matrices<text:tab/>25</text:p>
          <text:p text:style-name="P17">Addresses<text:tab/>26</text:p>
          <text:p text:style-name="P17">Colors<text:tab/>26</text:p>
          <text:p text:style-name="P17">Attributes<text:tab/>26</text:p>
          <text:p text:style-name="P17">References and null values<text:tab/>28</text:p>
          <text:p text:style-name="P14">Part III: Using AWD </text:p>
          <text:p text:style-name="P15">Official AWD tools<text:tab/>29</text:p>
          <text:p text:style-name="P17">AWD SDK<text:tab/>29</text:p>
          <text:p text:style-name="P17">Official importer/exporter implementations<text:tab/>29</text:p>
          <text:p text:style-name="P15">Extending the AWD format<text:tab/>29</text:p>
          <text:p text:style-name="P17">User attributes<text:tab/>30</text:p>
          <text:p text:style-name="P17">User blocks<text:tab/>30</text:p>
          <text:p text:style-name="P17">Namespaces in AWD<text:tab/>30</text:p>
          <text:p text:style-name="P15">Parsing an AWD document<text:tab/>31</text:p>
          <text:p text:style-name="P17">Handling block references<text:tab/>31</text:p>
          <text:p text:style-name="P17">Handling unrecognized elements<text:tab/>31</text:p>
          <text:p text:style-name="P17">Parsing extended AWD documents<text:tab/>31</text:p>
          <text:p text:style-name="P15">AWD Limitations<text:tab/>32</text:p>
          <text:p text:style-name="P17">General limitations<text:tab/>32</text:p>
          <text:p text:style-name="P17">AWD data type limitations<text:tab/>32</text:p>
          <text:p text:style-name="P17">Geometry limitations<text:tab/>32</text:p>
          <text:p text:style-name="P15">AWD Structure examples<text:tab/>33</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 verbose for the purpose of using them with Away3D. </text:p>
      <text:p text:style-name="Text_20_body">In addition to this goal, AWD has been designed to be web and Flash friendly, meaning it needs to meet tough file size requirements, while not being to expensive to parse. Focus is on parsing performance over generation performance.</text:p>
      <text:p text:style-name="Text_20_body">The main goals of AWD and reasons for creating it are:</text:p>
      <text:list xml:id="list1640865238" text:style-name="L2">
        <text:list-item>
          <text:p text:style-name="P20">Support all the features of Away3D so that an entire Away3D scene can be transferred using AWD, but don't jump through hoops trying to be more than that.</text:p>
        </text:list-item>
        <text:list-item>
          <text:p text:style-name="P20">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20"><text:soft-page-break/>Be extendable. Away3D is a constantly evolving engine, and the supporting file format needs to be able to keep up the pace.</text:p>
        </text:list-item>
        <text:list-item>
          <text:p text:style-name="P20">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text:p>
      <text:p text:style-name="Text_20_body"><text:soft-page-break/>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3">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DEFLATE</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Optimize for accuracy</text:p>
          </table:table-cell>
          <table:table-cell table:style-name="Table26.D2" office:value-type="string">
            <text:p text:style-name="Text_20_body">Defines optimization method.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 -</text:p>
            <text:p text:style-name="Table_20_Contents">15 </text:p>
          </table:table-cell>
          <table:table-cell table:style-name="Table26.A2" office:value-type="string">
            <text:p text:style-name="Table_20_Contents">0x0004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text:soft-page-break/>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DEFLATE compression</text:h>
      <text:p text:style-name="Text_20_body">The DEFLATE compression algorithm is used by the very popular ZIP and GZIP compression file formats and provides a fairly efficient compression at low decompression performance costs. DEFLATE is natively supported by many environments, including Flash Player. This means that in many cases (one of which is indeed the Flash Player) DEFLATE is an excellent trade-off between file size and compression speed. In Flash Player particularly, native decompression of DEFLATE can be several orders of magnitude faster than decoding other formats using implementations in ActionScript 3.</text:p>
      <text:p text:style-name="Focus_20_point">Use DEFLATE when the size of a file is important, but the network connection is believed to be so fast that the size of the file is less important than the time it takes to decode it.</text:p>
      <text:p text:style-name="Text_20_body">In a deflated AWD file, the body is the exact output from gzip without leading or trailing meta-data, which means it can be handed straight to a DEFLATE decoding (inflating)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DEFLATE.</text:p>
      <text:p text:style-name="Focus_20_point">Use LZMA for very large files or when network transfer speed is believed to be the bottle-neck rather than processing speed.</text:p>
      <text:p text:style-name="Text_20_body"><text:soft-page-break/>The LZMA compression is very configurable, and hence requires some meta-data to be stored for the compressed body data to be correctly decompressed. The first five bytes of the body data in an LZMA-compressed AWD file are the LZMA properties encoded as per the LZMA standard. Following these is a 32-bit integer defining the length of the uncompressed body, again required by the LZMA decoding algorithm. The below table describes the body structure of an LZMA-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float" office:value="0">
            <text:p text:style-name="Table_20_Contents">0</text:p>
          </table:table-cell>
          <table:table-cell table:style-name="Table27.B2" office:value-type="string">
            <text:p text:style-name="Table_20_Contents">5</text:p>
          </table:table-cell>
          <table:table-cell table:style-name="Table27.B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B2" office:value-type="string">
            <text:p text:style-name="Table_20_Contents">5</text:p>
          </table:table-cell>
          <table:table-cell table:style-name="Table27.B2" office:value-type="string">
            <text:p text:style-name="Table_20_Contents">4</text:p>
          </table:table-cell>
          <table:table-cell table:style-name="Table27.B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B2" office:value-type="string">
            <text:p text:style-name="Table_20_Contents">9</text:p>
          </table:table-cell>
          <table:table-cell table:style-name="Table27.B2" office:value-type="string">
            <text:p text:style-name="Table_20_Contents">Variable</text:p>
          </table:table-cell>
          <table:table-cell table:style-name="Table27.B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ext:soft-page-break/>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307048918" text:style-name="L3">
        <text:list-item>
          <text:p text:style-name="P21">Block header: 10 bytes structured according to the table above, defining block ID, namespace, type and length.</text:p>
        </text:list-item>
        <text:list-item>
          <text:p text:style-name="P21">Basic required values: a static condensed list of value-only fields where the order and semantics are defined explicitly by the AWD file format specification and where every value is required.</text:p>
        </text:list-item>
        <text:list-item>
          <text:p text:style-name="P21">Optional properties: a dynamic list of key/value pairs defined by the AWD file format specification. See the section “Numeric Attributes” for more info.</text:p>
        </text:list-item>
        <text:list-item>
          <text:p text:style-name="P21">Sub-structure: Lists of logical elements that are hierarchically ordered below this block, but do not have their own blocks, like lists of joints in a skeleton or sub-meshes in a mesh data block.</text:p>
        </text:list-item>
        <text:list-item>
          <text:p text:style-name="P21">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Even if a block is never referenced, it must still have an ID.</text:p>
      <text:p text:style-name="Text_20_body">Block IDs start at 1 and must be incremented a single step for every new block (so that the ID of the second block is 2, and the ID of the fifth block is 5.) The zero ID must not be used as a block ID since zero in a reference field means Null (no block).</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text:soft-page-break/>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MeshData</text:p>
          </table:table-cell>
          <table:table-cell table:style-name="Table4.D2" table:number-rows-spanne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B2" office:value-type="float" office:value="2">
            <text:p text:style-name="Table_20_Contents">2</text:p>
          </table:table-cell>
          <table:table-cell table:style-name="Table4.C2" office:value-type="string">
            <text:p text:style-name="Table_20_Contents">PathDat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8"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3">
            <text:p text:style-name="Table_20_Contents">23</text:p>
          </table:table-cell>
          <table:table-cell table:style-name="Table4.C2" office:value-type="string">
            <text:p text:style-name="Table_20_Contents">Primitiv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4">
            <text:p text:style-name="Table_20_Contents">24</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5">
            <text:p text:style-name="Table_20_Contents">25</text:p>
          </table:table-cell>
          <table:table-cell table:style-name="Table4.C2" office:value-type="string">
            <text:p text:style-name="Table_20_Contents">Pat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amp</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3">
            <text:p text:style-name="Table_20_Contents">43</text:p>
          </table:table-cell>
          <table:table-cell table:style-name="Table4.C2" office:value-type="string">
            <text:p text:style-name="Table_20_Contents">Sound3D</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61">
            <text:p text:style-name="Table_20_Contents">61</text:p>
          </table:table-cell>
          <table:table-cell table:style-name="Table4.C2" office:value-type="string">
            <text:p text:style-name="Table_20_Contents">BSPTree</text:p>
          </table:table-cell>
          <table:table-cell table:style-name="Table4.D2" table:number-rows-spanned="2" office:value-type="string">
            <text:p text:style-name="Standard">Partitioning</text:p>
          </table:table-cell>
        </table:table-row>
        <table:table-row table:style-name="Table4.2">
          <table:table-cell table:style-name="Table4.A2" office:value-type="string">
            <text:p text:style-name="Table_20_Contents">0</text:p>
          </table:table-cell>
          <table:table-cell table:style-name="Table4.B2" office:value-type="float" office:value="62">
            <text:p text:style-name="Table_20_Contents">62</text:p>
          </table:table-cell>
          <table:table-cell table:style-name="Table4.C2" office:value-type="string">
            <text:p text:style-name="Table_20_Contents">OctTre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impleMaterial</text:p>
          </table:table-cell>
          <table:table-cell table:style-name="Table4.D1" table:number-rows-spanned="3"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3">
            <text:p text:style-name="Table_20_Contents">83</text:p>
          </table:table-cell>
          <table:table-cell table:style-name="Table4.C2" office:value-type="string">
            <text:p text:style-name="Table_20_Contents">Shader</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5"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11</text:p>
          </table:table-cell>
          <table:table-cell table:style-name="Table4.C2" office:value-type="string">
            <text:p text:style-name="Table_20_Contents">MeshMorphTarget</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Command</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Namespace</text:p>
          </table:table-cell>
          <table:covered-table-cell/>
        </table:table-row>
      </table:table>
      <text:p text:style-name="Table">Table <text:sequence text:ref-name="refTable5" text:name="Table" text:formula="ooow:Table+1" style:num-format="1">6</text:sequence>: Block types, type ID's (with namespaces) and categories</text:p>
      <text:p text:style-name="Text_20_body"/>
      <text:h text:style-name="Heading_20_2" text:outline-level="2">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text:soft-page-break/>referenced by several mesh instances in a scene, so that the same geometry data is used to render several objects saving memory.</text:p>
      <text:p text:style-name="Text_20_body">The top-level structure of a mesh data block is defined by this table:</text:p>
      <table:table table:name="Table7" table:style-name="Table7">
        <table:table-column table:style-name="Table7.A" table:number-columns-repeated="3"/>
        <table:table-column table:style-name="Table7.D"/>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p text:style-name="Text_20_body">The numeric properties of a mesh data are defined by the table below. At the present, the only two properties are related to binding the mesh to a skeleton.</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ID</text:p>
          </table:table-cell>
          <table:table-cell table:style-name="Table45.A1" office:value-type="string">
            <text:p text:style-name="Table_20_Heading">Name</text:p>
          </table:table-cell>
          <table:table-cell table:style-name="Table45.A1" office:value-type="string">
            <text:p text:style-name="Table_20_Heading">Type</text:p>
          </table:table-cell>
          <table:table-cell table:style-name="Table45.D1" office:value-type="string">
            <text:p text:style-name="Table_20_Heading">Description</text:p>
          </table:table-cell>
        </table:table-row>
        <table:table-row>
          <table:table-cell table:style-name="Table45.A2" office:value-type="float" office:value="1">
            <text:p text:style-name="P5">1</text:p>
          </table:table-cell>
          <table:table-cell table:style-name="Table45.B2" office:value-type="string">
            <text:p text:style-name="P5">Bind shape matrix</text:p>
          </table:table-cell>
          <table:table-cell table:style-name="Table45.B2" office:value-type="string">
            <text:p text:style-name="P5">Matrix4x4</text:p>
          </table:table-cell>
          <table:table-cell table:style-name="Table45.D2" office:value-type="string">
            <text:p text:style-name="P5">A matrix that transforms the vertices of this mesh into the position in which they should be bound to the skeleton.</text:p>
          </table:table-cell>
        </table:table-row>
      </table:table>
      <text:p text:style-name="Table">Table <text:sequence text:ref-name="refTable7" text:name="Table" text:formula="ooow:Table+1" style:num-format="1">8</text:sequence>: MeshData block properties.</text:p>
      <text:p text:style-name="Text_20_body">If the skeleton property (ID=1) is defined and has a value that is greater than zero, that value is assumed to be the address of a skeleton block that has occurred earlier in the document. The mesh is then said to be "bound" to that skeleton. For bound meshes to actually be affected by the skeleton, the the joint index and joint weight data streams need to be added to all relevant sub-meshes.</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Table_20_Contents">4</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
      <text:p text:style-name="Table">Table <text:sequence text:ref-name="refTable8" text:name="Table" text:formula="ooow:Table+1" style:num-format="1">9</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Data streams</text:h>
      <text:p text:style-name="Text_20_body">A data stream is a condensed sequence of geometry data, such as vertex positions, UV coordinates <text:soft-page-break/>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9" text:name="Table" text:formula="ooow:Table+1" style:num-format="1">10</text:sequence>: MeshData data stream structure</text:p>
      <text:p text:style-name="Focus_20_point"><text:span text:style-name="Strong_20_Emphasis">NOTE:</text:span> When the <text:span text:style-name="T1">optimize for accuracy</text:span> flag is set in the file header, the data stream accuracy is increased by using alternate data types in the stream. The above table defines the defaults. See the table below for both variations.</text:p>
      <text:p text:style-name="Text_20_body">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4</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5</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Face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7</text:p>
          </table:table-cell>
          <table:table-cell table:style-name="Table15.B2" office:value-type="string">
            <text:p text:style-name="Table_20_Contents">Joint index</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B2" office:value-type="string">
            <text:p text:style-name="Table_20_Contents">8</text:p>
          </table:table-cell>
          <table:table-cell table:style-name="Table15.B2" office:value-type="string">
            <text:p text:style-name="Table_20_Contents">Joint weight</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10" text:name="Table" text:formula="ooow:Table+1" style:num-format="1">11</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face normals, vertex normals, and vertex tangents data streams</text:h>
      <text:p text:style-name="Text_20_body">All these streams consist of a flattened serialized list of 3-dimensional vectors as floating point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text:soft-page-break/>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h text:style-name="P27" text:outline-level="5">Content structure of Joint index and weight streams</text:h>
      <text:p text:style-name="P9">The joint index and joint weight streams are used to bind the vertices of a mesh to a joint in a skeleton. They must have the same length. </text:p>
      <text:p text:style-name="P18">NOTE: The skeleton property of the mesh data block defines which skeleton the mesh is bound to. The joint index and weight streams define how that binding is weighted.</text:p>
      <text:p text:style-name="P9">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each vertex can be bound to two joints.</text:p>
      <text:p text:style-name="P9">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9">Continuing the example of N=2, consider the following two streams:</text:p>
      <text:p text:style-name="P12"><text:tab/>Joint indices: 0, 1, 3, 0</text:p>
      <text:p text:style-name="P12"><text:tab/>Joint weights: 0.5, 0.7, 0.2, 0</text:p>
      <text:p text:style-name="P9">The joint weights for the first vertex in the vertex stream are defined by the first two numbers in these streams (since N=2). The first joint to which this vertex is bound is the one with index 0, and the bind is weighted at 0.5. The same vertex is also bound to joint 1, for which the weight is 0.7.</text:p>
      <text:p text:style-name="P9">The second pair in each stream defines the two bindings for the second vertex of this sub-mesh. In this example, this vertex is bound to joint 3 which is weighted at 0.2, and also to joint 0. Note however that this last binding has zero weight, which in practice means that it can be ignored.</text:p>
      <text:p text:style-name="P9">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3" text:outline-level="3">PathData</text:h>
      <text:p text:style-name="Text_20_body">PathData blocks define a path as a Bezier curve, which can then be used either to display the path (using a PathInstance block) or as an animation path. Using the same approach as the MeshData block, a path is defined as a series of sub-paths with data streams.</text:p>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string">
            <text:p text:style-name="Table_20_Contents">0</text:p>
          </table:table-cell>
          <table:table-cell table:style-name="Table30.A2" office:value-type="string">
            <text:p text:style-name="Table_20_Contents">Variable</text:p>
          </table:table-cell>
          <table:table-cell table:style-name="Table30.A2" office:value-type="string">
            <text:p text:style-name="P1">VarString</text:p>
          </table:table-cell>
          <table:table-cell table:style-name="Table30.D2" office:value-type="string">
            <text:p text:style-name="Table_20_Contents">Look-up name.</text:p>
          </table:table-cell>
        </table:table-row>
        <table:table-row>
          <table:table-cell table:style-name="Table30.A2" office:value-type="string">
            <text:p text:style-name="Table_20_Contents">Variable</text:p>
          </table:table-cell>
          <table:table-cell table:style-name="Table30.A2" office:value-type="string">
            <text:p text:style-name="Table_20_Contents">2</text:p>
          </table:table-cell>
          <table:table-cell table:style-name="Table30.A2" office:value-type="string">
            <text:p text:style-name="P1">uint16</text:p>
          </table:table-cell>
          <table:table-cell table:style-name="Table30.D2" office:value-type="string">
            <text:p text:style-name="Table_20_Contents">Number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Table_20_Contents">List of <text:span text:style-name="T1">SubPath</text:span> </text:p>
          </table:table-cell>
          <table:table-cell table:style-name="Table30.D2" office:value-type="string">
            <text:p text:style-name="Table_20_Contents">List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NumAttrList</text:p>
          </table:table-cell>
          <table:table-cell table:style-name="Table30.D2" office:value-type="string">
            <text:p text:style-name="Table_20_Contents">Path data properties (unused in this version.)</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UserAttrList</text:p>
          </table:table-cell>
          <table:table-cell table:style-name="Table30.D2" office:value-type="string">
            <text:p text:style-name="Table_20_Contents">User attributes.</text:p>
          </table:table-cell>
        </table:table-row>
      </table:table>
      <text:p text:style-name="Table">Table <text:sequence text:ref-name="refTable11" text:name="Table" text:formula="ooow:Table+1" style:num-format="1">12</text:sequence>: Top-level structure of a PathData block</text:p>
      <text:h text:style-name="Heading_20_4" text:outline-level="4">Sub-paths</text:h>
      <text:p text:style-name="Text_20_body">Sub-paths are per-material divisions of the path, and contain data streams that define the actual path geometry. The ID of the material to use for the path is defined in the sub-path as well as the length of the sub-path data. For paths that are not rendered (e.g. used only as an animation path) the material can safely be set to null.</text:p>
      <table:table table:name="Table31" table:style-name="Table31">
        <table:table-column table:style-name="Table31.A" table:number-columns-repeated="3"/>
        <table:table-column table:style-name="Table31.D"/>
        <table:table-row>
          <table:table-cell table:style-name="Table31.A1" office:value-type="string">
            <text:p text:style-name="Table_20_Heading">Offset</text:p>
          </table:table-cell>
          <table:table-cell table:style-name="Table31.A1" office:value-type="string">
            <text:p text:style-name="Table_20_Heading">Siz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float" office:value="0">
            <text:p text:style-name="Table_20_Contents">0</text:p>
          </table:table-cell>
          <table:table-cell table:style-name="Table31.A2" office:value-type="float" office:value="4">
            <text:p text:style-name="Table_20_Contents">4</text:p>
          </table:table-cell>
          <table:table-cell table:style-name="Table31.C2" office:value-type="string">
            <text:p text:style-name="P1">BlockAddr</text:p>
          </table:table-cell>
          <table:table-cell table:style-name="Table31.D2" office:value-type="string">
            <text:p text:style-name="Table_20_Contents">Block ID of material to be used for this sub-path.</text:p>
          </table:table-cell>
        </table:table-row>
        <table:table-row>
          <table:table-cell table:style-name="Table31.A2" office:value-type="float" office:value="4">
            <text:p text:style-name="Table_20_Contents">4</text:p>
          </table:table-cell>
          <table:table-cell table:style-name="Table31.A2" office:value-type="float" office:value="4">
            <text:p text:style-name="Table_20_Contents">4</text:p>
          </table:table-cell>
          <table:table-cell table:style-name="Table31.C2" office:value-type="string">
            <text:p text:style-name="P1">uint32</text:p>
          </table:table-cell>
          <table:table-cell table:style-name="Table31.D2" office:value-type="string">
            <text:p text:style-name="Table_20_Contents">Length of sub-path (total length of data streams)</text:p>
          </table:table-cell>
        </table:table-row>
        <table:table-row>
          <table:table-cell table:style-name="Table31.A2" office:value-type="float" office:value="8">
            <text:p text:style-name="Table_20_Contents">8</text:p>
          </table:table-cell>
          <table:table-cell table:style-name="Table31.C2" office:value-type="string">
            <text:p text:style-name="Table_20_Contents">Variable</text:p>
          </table:table-cell>
          <table:table-cell table:style-name="Table31.C2" office:value-type="string">
            <text:p text:style-name="Table_20_Contents">List of <text:span text:style-name="T1">DataStream</text:span> </text:p>
          </table:table-cell>
          <table:table-cell table:style-name="Table31.D2" office:value-type="string">
            <text:p text:style-name="Table_20_Contents">Path data streams</text:p>
          </table:table-cell>
        </table:table-row>
      </table:table>
      <text:p text:style-name="Table">Table <text:sequence text:ref-name="refTable12" text:name="Table" text:formula="ooow:Table+1" style:num-format="1">13</text:sequence>: Structure of sub-path definitions.</text:p>
      <text:h text:style-name="Heading_20_4" text:outline-level="4">Path data streams</text:h>
      <text:p text:style-name="Text_20_body">Data streams in PathData blocks have the same format as those in MeshData blocks. Only the allowed stream types differ. Path data streams can be of one out of two available types, either using quadratic curve definition or cubic curve definition.</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ID</text:p>
          </table:table-cell>
          <table:table-cell table:style-name="Table32.A1" office:value-type="string">
            <text:p text:style-name="Table_20_Heading">Stream type</text:p>
          </table:table-cell>
          <table:table-cell table:style-name="Table32.A1" office:value-type="string">
            <text:p text:style-name="Table_20_Heading">Optimize for size (default)</text:p>
          </table:table-cell>
          <table:table-cell table:style-name="Table32.D1" office:value-type="string">
            <text:p text:style-name="Table_20_Heading">Optimize for accuracy (“wide”)</text:p>
          </table:table-cell>
        </table:table-row>
        <table:table-row>
          <table:table-cell table:style-name="Table32.A2" office:value-type="float" office:value="1">
            <text:p text:style-name="Table_20_Contents">1</text:p>
          </table:table-cell>
          <table:table-cell table:style-name="Table32.B2" office:value-type="string">
            <text:p text:style-name="Table_20_Contents">Quadrat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row>
          <table:table-cell table:style-name="Table32.A2" office:value-type="float" office:value="2">
            <text:p text:style-name="Table_20_Contents">2</text:p>
          </table:table-cell>
          <table:table-cell table:style-name="Table32.B2" office:value-type="string">
            <text:p text:style-name="Table_20_Contents">Cub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
      <text:p text:style-name="Table">Table <text:sequence text:ref-name="refTable13" text:name="Table" text:formula="ooow:Table+1" style:num-format="1">14</text:sequence>: Stream types, type IDs and content data types for sub-paths.</text:p>
      <text:h text:style-name="Heading_20_5" text:outline-level="5">Content structure of quadratic curve data streams</text:h>
      <text:p text:style-name="Text_20_body">Quadratic curve data is defined as a series of segments, where each segment contains three points which in turn are defined as 3D vectors. This means the structure is similar to the 3D vector data streams of a mesh data (e.g. the vertex positions) except a quadratic curve data stream always contains a number of three-point segments, meaning the number of values in the stream is always a <text:soft-page-break/>multiple of 9.</text:p>
      <text:h text:style-name="Heading_20_5" text:outline-level="5">Content structure of cubic curve data streams</text:h>
      <text:p text:style-name="Text_20_body">Cubic curve data streams are similar to quadratic curve data streams with the exception that a segment contains four points. This means that the total number of values in a cubic curve data stream is always a multiple of 12.</text:p>
      <text:h text:style-name="Heading_20_2" text:outline-level="2">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previuo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4" text:name="Table" text:formula="ooow:Table+1" style:num-format="1">15</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5" text:name="Table" text:formula="ooow:Table+1" style:num-format="1">16</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ext:soft-page-break/>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6" text:name="Table" text:formula="ooow:Table+1" style:num-format="1">17</text:sequence>: Container block fields (in addition to common scene object fields).</text:p>
      <text:h text:style-name="Heading_20_3" text:outline-level="3">Primitive</text:h>
      <text:p text:style-name="Text_20_body">Primitive blocks are a type of mesh meta-data block in that it doesn't actually contain any mesh data. Rather, the meta-data in the block defines they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float" office:value="2">
            <text:p text:style-name="Table_20_Contents">2</text:p>
          </table:table-cell>
          <table:table-cell table:style-name="Table17.A2" office:value-type="float" office:value="4">
            <text:p text:style-name="Table_20_Contents">4</text:p>
          </table:table-cell>
          <table:table-cell table:style-name="Table17.C2" office:value-type="string">
            <text:p text:style-name="P1">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7" text:name="Table" text:formula="ooow:Table+1" style:num-format="1">18</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row>
          <table:table-cell table:style-name="Table18.A2" office:value-type="float" office:value="5">
            <text:p text:style-name="Table_20_Contents">5</text:p>
          </table:table-cell>
          <table:table-cell table:style-name="Table18.B2" office:value-type="string">
            <text:p text:style-name="Table_20_Contents">Cone</text:p>
          </table:table-cell>
        </table:table-row>
      </table:table>
      <text:p text:style-name="Table">Table <text:sequence text:ref-name="refTable18" text:name="Table" text:formula="ooow:Table+1" style:num-format="1">19</text:sequence>: Primitive types.</text:p>
      <text:p text:style-name="Text_20_body">The numeric properties are defined by the following table. Some properties are limited to a specific primitive or set of primitives. The description column declares when this is the case.</text:p>
      <table:table table:name="Table19" table:style-name="Table19">
        <table:table-column table:style-name="Table19.A"/>
        <table:table-column table:style-name="Table19.B"/>
        <table:table-column table:style-name="Table19.C"/>
        <table:table-column table:style-name="Table19.D"/>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D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D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D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D2" office:value-type="string">
            <text:p text:style-name="Table_20_Contents">Total depth of the primitive (Z axis).</text:p>
          </table:table-cell>
        </table:table-row>
        <table:table-row>
          <table:table-cell table:style-name="Table19.A2" office:value-type="float" office:value="4">
            <text:p text:style-name="Table_20_Contents">4</text:p>
          </table:table-cell>
          <table:table-cell table:style-name="Table19.B2" office:value-type="string">
            <text:p text:style-name="Table_20_Contents">SegmentsW</text:p>
          </table:table-cell>
          <table:table-cell table:style-name="Table19.B2" office:value-type="string">
            <text:p text:style-name="Table_20_Contents">uint16</text:p>
          </table:table-cell>
          <table:table-cell table:style-name="Table19.D2" office:value-type="string">
            <text:p text:style-name="Table_20_Contents">Number of segments on the width/X axis, defaults to 1.</text:p>
          </table:table-cell>
        </table:table-row>
        <table:table-row>
          <table:table-cell table:style-name="Table19.A2" office:value-type="float" office:value="5">
            <text:p text:style-name="Table_20_Contents">5</text:p>
          </table:table-cell>
          <table:table-cell table:style-name="Table19.B2" office:value-type="string">
            <text:p text:style-name="Table_20_Contents">SegmentsH</text:p>
          </table:table-cell>
          <table:table-cell table:style-name="Table19.B2" office:value-type="string">
            <text:p text:style-name="Table_20_Contents">uint16</text:p>
          </table:table-cell>
          <table:table-cell table:style-name="Table19.D2" office:value-type="string">
            <text:p text:style-name="Table_20_Contents">Number of segments on the height/Y axis, defaults to 1.</text:p>
          </table:table-cell>
        </table:table-row>
        <table:table-row>
          <table:table-cell table:style-name="Table19.A2" office:value-type="float" office:value="6">
            <text:p text:style-name="Table_20_Contents">6</text:p>
          </table:table-cell>
          <table:table-cell table:style-name="Table19.B2" office:value-type="string">
            <text:p text:style-name="Table_20_Contents">SegmentsD</text:p>
          </table:table-cell>
          <table:table-cell table:style-name="Table19.B2" office:value-type="string">
            <text:p text:style-name="Table_20_Contents">uint16</text:p>
          </table:table-cell>
          <table:table-cell table:style-name="Table19.D2" office:value-type="string">
            <text:p text:style-name="Table_20_Contents">Number of segments on the depth/Z axis, defaults to 1.</text:p>
          </table:table-cell>
        </table:table-row>
        <table:table-row>
          <table:table-cell table:style-name="Table19.B2" office:value-type="string">
            <text:p text:style-name="Table_20_Contents">7</text:p>
          </table:table-cell>
          <table:table-cell table:style-name="Table19.B2" office:value-type="string">
            <text:p text:style-name="Table_20_Contents">Radius</text:p>
          </table:table-cell>
          <table:table-cell table:style-name="Table19.B2" office:value-type="string">
            <text:p text:style-name="Table_20_Contents">float64</text:p>
          </table:table-cell>
          <table:table-cell table:style-name="Table19.D2" office:value-type="string">
            <text:p text:style-name="Table_20_Contents">Radius of a sphere, cylinder or cone primitive.</text:p>
          </table:table-cell>
        </table:table-row>
      </table:table>
      <text:p text:style-name="Table">Table <text:sequence text:ref-name="refTable19" text:name="Table" text:formula="ooow:Table+1" style:num-format="1">20</text:sequence>: Primitive block properties.</text:p>
      <text:p text:style-name="Text_20_body"/>
      <text:h text:style-name="Heading_20_3" text:outline-level="3">Light</text:h>
      <text:p text:style-name="Text_20_body">Light blocks are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20" text:name="Table" text:formula="ooow:Table+1" style:num-format="1">21</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A2" office:value-type="float" office:value="3">
            <text:p text:style-name="Table_20_Contents">3</text:p>
          </table:table-cell>
          <table:table-cell table:style-name="Table21.B2" office:value-type="string">
            <text:p text:style-name="Table_20_Contents">Specular</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A2" office:value-type="float" office:value="4">
            <text:p text:style-name="Table_20_Contents">4</text:p>
          </table:table-cell>
          <table:table-cell table:style-name="Table21.B2" office:value-type="string">
            <text:p text:style-name="Table_20_Contents">Diffuse</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
      <text:p text:style-name="Table">Table <text:sequence text:ref-name="refTable21" text:name="Table" text:formula="ooow:Table+1" style:num-format="1">22</text:sequence>: Lamp block properties.</text:p>
      <text:p text:style-name="Text_20_body"><text:soft-page-break/></text:p>
      <text:h text:style-name="Heading_20_3" text:outline-level="3">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22" text:name="Table" text:formula="ooow:Table+1" style:num-format="1">23</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23" text:name="Table" text:formula="ooow:Table+1" style:num-format="1">24</text:sequence>: Camera block properties.</text:p>
      <text:p text:style-name="Text_20_body"/>
      <text:h text:style-name="Heading_20_3" text:outline-level="3">SoundEmitter</text:h>
      <text:p text:style-name="Text_20_body">Sound emitters are the AWD equivalence of the Away3D Sound3D class which plays audio in 3D space, distorting it in such a way that the sound reflects the relative position between the sound source and the listener.</text:p>
      <text:p text:style-name="Text_20_body">The block defines a sound source (e.g. a sound file) and a listener object, as well as lists of optional properties and user attributes.</text:p>
      <table:table table:name="Table23" table:style-name="Table23">
        <table:table-column table:style-name="Table23.A" table:number-columns-repeated="3"/>
        <table:table-column table:style-name="Table23.D"/>
        <text:soft-page-break/>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float" office:value="0">
            <text:p text:style-name="Table_20_Contents">0</text:p>
          </table:table-cell>
          <table:table-cell table:style-name="Table23.A2" office:value-type="float" office:value="4">
            <text:p text:style-name="Table_20_Contents">4</text:p>
          </table:table-cell>
          <table:table-cell table:style-name="Table23.C2" office:value-type="string">
            <text:p text:style-name="P2">BlockAddr</text:p>
          </table:table-cell>
          <table:table-cell table:style-name="Table23.D2" office:value-type="string">
            <text:p text:style-name="Table_20_Contents">Listener object. If null, use current active camera.</text:p>
          </table:table-cell>
        </table:table-row>
        <table:table-row>
          <table:table-cell table:style-name="Table23.A2" office:value-type="float" office:value="4">
            <text:p text:style-name="Table_20_Contents">4</text:p>
          </table:table-cell>
          <table:table-cell table:style-name="Table23.A2" office:value-type="float" office:value="1">
            <text:p text:style-name="Table_20_Contents">1</text:p>
          </table:table-cell>
          <table:table-cell table:style-name="Table23.C2" office:value-type="string">
            <text:p text:style-name="P1">uint8</text:p>
          </table:table-cell>
          <table:table-cell table:style-name="Table23.D2" office:value-type="string">
            <text:p text:style-name="Table_20_Contents">Sound data type.</text:p>
            <text:p text:style-name="Table_20_Contents">1: External (URL)</text:p>
          </table:table-cell>
        </table:table-row>
        <table:table-row>
          <table:table-cell table:style-name="Table23.A2" office:value-type="float" office:value="5">
            <text:p text:style-name="Table_20_Contents">5</text:p>
          </table:table-cell>
          <table:table-cell table:style-name="Table23.A2" office:value-type="float" office:value="4">
            <text:p text:style-name="Table_20_Contents">4</text:p>
          </table:table-cell>
          <table:table-cell table:style-name="Table23.C2" office:value-type="string">
            <text:p text:style-name="P1">uint32</text:p>
          </table:table-cell>
          <table:table-cell table:style-name="Table23.D2" office:value-type="string">
            <text:p text:style-name="Table_20_Contents">Data length</text:p>
          </table:table-cell>
        </table:table-row>
        <table:table-row>
          <table:table-cell table:style-name="Table23.A2" office:value-type="float" office:value="9">
            <text:p text:style-name="Table_20_Contents">9</text:p>
          </table:table-cell>
          <table:table-cell table:style-name="Table23.C2" office:value-type="string">
            <text:p text:style-name="Table_20_Contents">Variable</text:p>
          </table:table-cell>
          <table:table-cell table:style-name="Table23.C2" office:value-type="string">
            <text:p text:style-name="P1">ConstString</text:p>
          </table:table-cell>
          <table:table-cell table:style-name="Table23.D2" office:value-type="string">
            <text:p text:style-name="Table_20_Contents">URL of external sound fi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NumAttrList</text:p>
          </table:table-cell>
          <table:table-cell table:style-name="Table23.D2" office:value-type="string">
            <text:p text:style-name="Table_20_Contents">Sound emitter properties (see separate tab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UserAttrList</text:p>
          </table:table-cell>
          <table:table-cell table:style-name="Table23.D2" office:value-type="string">
            <text:p text:style-name="Table_20_Contents">Sound emitter user attributes.</text:p>
          </table:table-cell>
        </table:table-row>
      </table:table>
      <text:p text:style-name="Table">Table <text:sequence text:ref-name="refTable24" text:name="Table" text:formula="ooow:Table+1" style:num-format="1">25</text:sequence>: SoundEmitter block fields (in addition to common scene object fields.)</text:p>
      <text:p text:style-name="Text_20_body">The URL is defined as a <text:span text:style-name="T1">ConstString</text:span> <text:span text:style-name="T2">, but with variable size. The length of the string is defined by the data length field. This is to allow future support for embedded sound files where the URL of the sound can instead be parsed as a byte array of sound file data.</text:span> </text:p>
      <text:p text:style-name="P9">The last field is a list of numeric attributes, which can be any of the below:</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ID</text:p>
          </table:table-cell>
          <table:table-cell table:style-name="Table24.A1" office:value-type="string">
            <text:p text:style-name="Table_20_Heading">Nam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float" office:value="1">
            <text:p text:style-name="Table_20_Contents">1</text:p>
          </table:table-cell>
          <table:table-cell table:style-name="Table24.B2" office:value-type="string">
            <text:p text:style-name="Table_20_Contents">Volume</text:p>
          </table:table-cell>
          <table:table-cell table:style-name="Table24.B2" office:value-type="string">
            <text:p text:style-name="Table_20_Contents">float64</text:p>
          </table:table-cell>
          <table:table-cell table:style-name="Table24.D2" office:value-type="string">
            <text:p text:style-name="Table_20_Contents">Master volume of the sound played by the sound emitter (after distance adjustments have been made.) Behavior undefined for values &gt; 1.0</text:p>
          </table:table-cell>
        </table:table-row>
        <table:table-row>
          <table:table-cell table:style-name="Table24.A2" office:value-type="float" office:value="2">
            <text:p text:style-name="Table_20_Contents">2</text:p>
          </table:table-cell>
          <table:table-cell table:style-name="Table24.B2" office:value-type="string">
            <text:p text:style-name="Table_20_Contents">Distance scale</text:p>
          </table:table-cell>
          <table:table-cell table:style-name="Table24.B2" office:value-type="string">
            <text:p text:style-name="Table_20_Contents">float64</text:p>
          </table:table-cell>
          <table:table-cell table:style-name="Table24.D2" office:value-type="string">
            <text:p text:style-name="Table_20_Contents">Best described as a distance in world units at which the sound is barely hearable. A value of 1000 will mean the volume of the sound nears the threshold of human-hearable sound as the distance approaches 1000 units.</text:p>
          </table:table-cell>
        </table:table-row>
        <table:table-row>
          <table:table-cell table:style-name="Table24.A2" office:value-type="float" office:value="3">
            <text:p text:style-name="Table_20_Contents">3</text:p>
          </table:table-cell>
          <table:table-cell table:style-name="Table24.B2" office:value-type="string">
            <text:p text:style-name="Table_20_Contents">Driver</text:p>
          </table:table-cell>
          <table:table-cell table:style-name="Table24.B2" office:value-type="string">
            <text:p text:style-name="Table_20_Contents">uint8</text:p>
          </table:table-cell>
          <table:table-cell table:style-name="Table24.D2" office:value-type="string">
            <text:p text:style-name="Table_20_Contents">Defines which Sound3D driver to use.</text:p>
            <text:p text:style-name="Table_20_Contents">1: PanVolumeDriver</text:p>
            <text:p text:style-name="Table_20_Contents">2: HRTFDriver</text:p>
          </table:table-cell>
        </table:table-row>
      </table:table>
      <text:p text:style-name="Table">Table <text:sequence text:ref-name="refTable25" text:name="Table" text:formula="ooow:Table+1" style:num-format="1">26</text:sequence>: SoundEmitter block properties.</text:p>
      <text:p text:style-name="Text_20_body"/>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4</text:p>
          </table:table-cell>
          <table:table-cell table:style-name="Table33.C2" office:value-type="string">
            <text:p text:style-name="Table_20_Contents">2</text:p>
          </table:table-cell>
          <table:table-cell table:style-name="Table33.C2" office:value-type="string">
            <text:p text:style-name="P2">uint16</text:p>
          </table:table-cell>
          <table:table-cell table:style-name="Table33.D2" office:value-type="string">
            <text:p text:style-name="Table_20_Contents">Number of materials</text:p>
          </table:table-cell>
        </table:table-row>
        <table:table-row>
          <table:table-cell table:style-name="Table33.C2" office:value-type="string">
            <text:p text:style-name="Table_20_Contents">6</text:p>
          </table:table-cell>
          <table:table-cell table:style-name="Table33.C2" office:value-type="string">
            <text:p text:style-name="Table_20_Contents">Variable</text:p>
          </table:table-cell>
          <table:table-cell table:style-name="Table33.C2" office:value-type="string">
            <text:p text:style-name="P2">List of BlockAddr</text:p>
          </table:table-cell>
          <table:table-cell table:style-name="Table33.D2" office:value-type="string">
            <text:p text:style-name="Table_20_Contents">Material IDs</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6" text:name="Table" text:formula="ooow:Table+1" style:num-format="1">27</text:sequence>: MeshInstance fields (in addition to common scene object fields.)</text:p>
      <text:p text:style-name="Text_20_body">There are no properties available for mesh instances in this version of the format.</text:p>
      <text:h text:style-name="Heading_20_3" text:outline-level="3">PathInstance</text:h>
      <text:p text:style-name="Text_20_body">PathInstance blocks are very similar to MeshInstance blocks. They define paths that should be rendered in a scene. Paths that exist for other uses, such as animation paths, do not need to be instantiated in a scene to be utilized.</text:p>
      <text:p text:style-name="Text_20_body">The path geometry is defined by a PathData block which is referenced in the PathInstance block. A PathInstance block has no other required fields than this reference.</text:p>
      <table:table table:name="Table34" table:style-name="Table34">
        <table:table-column table:style-name="Table34.A" table:number-columns-repeated="3"/>
        <table:table-column table:style-name="Table34.D"/>
        <table:table-row>
          <table:table-cell table:style-name="Table34.A1" office:value-type="string">
            <text:p text:style-name="Table_20_Heading">Offset</text:p>
          </table:table-cell>
          <table:table-cell table:style-name="Table34.A1" office:value-type="string">
            <text:p text:style-name="Table_20_Heading">Size</text:p>
          </table:table-cell>
          <table:table-cell table:style-name="Table34.A1" office:value-type="string">
            <text:p text:style-name="Table_20_Heading">Type</text:p>
          </table:table-cell>
          <table:table-cell table:style-name="Table34.D1" office:value-type="string">
            <text:p text:style-name="Table_20_Heading">Description</text:p>
          </table:table-cell>
        </table:table-row>
        <table:table-row>
          <table:table-cell table:style-name="Table34.A2" office:value-type="float" office:value="0">
            <text:p text:style-name="Table_20_Contents">0</text:p>
          </table:table-cell>
          <table:table-cell table:style-name="Table34.A2" office:value-type="float" office:value="4">
            <text:p text:style-name="Table_20_Contents">4</text:p>
          </table:table-cell>
          <table:table-cell table:style-name="Table34.C2" office:value-type="string">
            <text:p text:style-name="P2">BlockAddr</text:p>
          </table:table-cell>
          <table:table-cell table:style-name="Table34.D2" office:value-type="string">
            <text:p text:style-name="Table_20_Contents">ID of path data block.</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NumAttrList</text:p>
          </table:table-cell>
          <table:table-cell table:style-name="Table34.D2" office:value-type="string">
            <text:p text:style-name="Table_20_Contents">Path instance properties (none in this version.)</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UserAttrList</text:p>
          </table:table-cell>
          <table:table-cell table:style-name="Table34.D2" office:value-type="string">
            <text:p text:style-name="Table_20_Contents">Path instance user attributes.</text:p>
          </table:table-cell>
        </table:table-row>
      </table:table>
      <text:p text:style-name="Table">Table <text:sequence text:ref-name="refTable27" text:name="Table" text:formula="ooow:Table+1" style:num-format="1">28</text:sequence>: PathInstance fields (in addition to common scene object fields.)</text:p>
      <text:p text:style-name="Text_20_body">There are no properties available for path instances in this version of the format.</text:p>
      <text:h text:style-name="Heading_20_2" text:outline-level="2">Partitioning blocks</text:h>
      <text:h text:style-name="Heading_20_3" text:outline-level="3">BSPTree</text:h>
      <text:p text:style-name="Text_20_body">Not supported in this draft of the format.</text:p>
      <text:h text:style-name="Heading_20_3" text:outline-level="3">OctTree</text:h>
      <text:p text:style-name="Text_20_body">Not supported in this draft of the format.</text:p>
      <text:h text:style-name="Heading_20_2" text:outline-level="2"><text:soft-page-break/>Material blocks</text:h>
      <text:h text:style-name="Heading_20_3" text:outline-level="3">Texture block</text:h>
      <text:p text:style-name="Text_20_body">The texture block defines a bitmap, either as an external file or as embedded image data, that can be referenced and used by material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3"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3"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Simple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3"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ext:soft-page-break/>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row>
          <table:table-cell table:style-name="Table52.A2" office:value-type="float" office:value="3">
            <text:p text:style-name="Table_20_Contents">3</text:p>
          </table:table-cell>
          <table:table-cell table:style-name="Table52.B2" office:value-type="string">
            <text:p text:style-name="Table_20_Contents">Video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uint32</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
      <text:p text:style-name="Text_20_body">Jidder</text:p>
      <text:p text:style-name="Text_20_body"/>
      <text:h text:style-name="Heading_20_3" text:outline-level="3">CustomShaderMaterial block</text:h>
      <text:p text:style-name="Text_20_body">Work in progress.</text:p>
      <text:h text:style-name="Heading_20_3" text:outline-level="3">Shader block</text:h>
      <text:p text:style-name="Text_20_body">Work in progress.</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ext:soft-page-break/>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7">Variable</text:p>
          </table:table-cell>
          <table:table-cell table:style-name="Table46.B2" office:value-type="string">
            <text:p text:style-name="P7">2</text:p>
          </table:table-cell>
          <table:table-cell table:style-name="Table46.B2" office:value-type="string">
            <text:p text:style-name="P7">uint16</text:p>
          </table:table-cell>
          <table:table-cell table:style-name="Table46.D2" office:value-type="string">
            <text:p text:style-name="P7">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8" text:name="Table" text:formula="ooow:Table+1" style:num-format="1">29</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32-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128</text:p>
          </table:table-cell>
          <table:table-cell table:style-name="Table47.A2" office:value-type="string">
            <text:p text:style-name="P1">Matrix4x4</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9" text:name="Table" text:formula="ooow:Table+1" style:num-format="1">30</text:sequence>: Structure of joints inside a skeleton block</text:p>
      <text:p text:style-name="Text_20_body">The ID defined in this structure is what needs to be referenced in the "joint index" mesh data stream.</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text:soft-page-break/>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8">Variable</text:p>
          </table:table-cell>
          <table:table-cell table:style-name="Table48.B2" office:value-type="string">
            <text:p text:style-name="P8">2</text:p>
          </table:table-cell>
          <table:table-cell table:style-name="Table48.B2" office:value-type="string">
            <text:p text:style-name="P8">uint16</text:p>
          </table:table-cell>
          <table:table-cell table:style-name="Table48.D2" office:value-type="string">
            <text:p text:style-name="P8">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3">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30" text:name="Table" text:formula="ooow:Table+1" style:num-format="1">31</text:sequence>: Structure of SkeletonPose block.</text:p>
      <text:h text:style-name="Heading_20_4" text:outline-level="4">Skeleton pose joint transform</text:h>
      <text:p text:style-name="Text_20_body">The joint transform element, a list of which is contained within the skeleton pose block, comprises a 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128</text:p>
          </table:table-cell>
          <table:table-cell table:style-name="Table49.A2" office:value-type="string">
            <text:p text:style-name="Table_20_Contents">Matrix4x4</text:p>
          </table:table-cell>
          <table:table-cell table:style-name="Table49.D2" office:value-type="string">
            <text:p text:style-name="Table_20_Contents">Transformation for joint (if any)</text:p>
          </table:table-cell>
        </table:table-row>
      </table:table>
      <text:p text:style-name="Table">Table <text:sequence text:ref-name="refTable31" text:name="Table" text:formula="ooow:Table+1" style:num-format="1">32</text:sequence>: Structure of a joint transform element inside a SkeletonPose block.</text:p>
      <text:h text:style-name="Heading_20_3" text:outline-level="3">Skeleton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We'll soon see why.</text:p>
      <text:p text:style-name="Text_20_body">The rate at which the frames in a skeleton animation should be played back is defined in the block as frames per second and needs to be constant across the animation (but can vary between blocks and hence different animation sequences.) </text:p>
      <text:p text:style-name="Text_20_body">The frame rate could potentially be a rather small number, like five or ten. Obviously the playing engine will likely run (or strive to run) at a higher frequency. In that case poses can be interpolated <text:soft-page-break/>between to fill up the intermediate frames, and the frames defined in the AWD file be regarded as "key frames", using common animation terminology.</text:p>
      <table:table table:name="Table50" table:style-name="Table50">
        <table:table-column table:style-name="Table50.A" table:number-columns-repeated="3"/>
        <table:table-column table:style-name="Table50.D"/>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P5">Variable</text:p>
          </table:table-cell>
          <table:table-cell table:style-name="Table50.B2" office:value-type="string">
            <text:p text:style-name="P5">1</text:p>
          </table:table-cell>
          <table:table-cell table:style-name="Table50.B2" office:value-type="string">
            <text:p text:style-name="P6">uint8</text:p>
          </table:table-cell>
          <table:table-cell table:style-name="Table50.D2" office:value-type="string">
            <text:p text:style-name="P5">Frame rate (frames per second)</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3">List of <text:span text:style-name="T1">SkelAnimFrame</text:span></text:p>
          </table:table-cell>
          <table:table-cell table:style-name="Table50.D2" office:value-type="string">
            <text:p text:style-name="Table_20_Contents">Frames as a list of skeleton animation frame structures (see below.)</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32" text:name="Table" text:formula="ooow:Table+1" style:num-format="1">33</text:sequence>: Structure of SkeletonAnimation blocks.</text:p>
      <text:h text:style-name="Heading_20_4" text:outline-level="4">Skeleton animation frames</text:h>
      <text:p text:style-name="Text_20_body">The frames in a skeleton animation are defined in a list of skeleton animation frame structures, which are explained in the structure table below. They consist of a reference to a skeleton pose block, as well as a duration in milliseconds for that frame. This allows for variable-duration frames, which would typically be interpolated between by the animation engine.</text:p>
      <table:table table:name="Table55" table:style-name="Table55">
        <table:table-column table:style-name="Table55.A" table:number-columns-repeated="3"/>
        <table:table-column table:style-name="Table55.D"/>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Type</text:p>
          </table:table-cell>
          <table:table-cell table:style-name="Table55.D1" office:value-type="string">
            <text:p text:style-name="Table_20_Heading">Description</text:p>
          </table:table-cell>
        </table:table-row>
        <table:table-row>
          <table:table-cell table:style-name="Table55.A2" office:value-type="string">
            <text:p text:style-name="Table_20_Contents">0</text:p>
          </table:table-cell>
          <table:table-cell table:style-name="Table55.A2" office:value-type="string">
            <text:p text:style-name="Table_20_Contents">4</text:p>
          </table:table-cell>
          <table:table-cell table:style-name="Table55.A2" office:value-type="string">
            <text:p text:style-name="P25">BlockAddr</text:p>
          </table:table-cell>
          <table:table-cell table:style-name="Table55.D2" office:value-type="string">
            <text:p text:style-name="Table_20_Contents">ID of skeleton pose block.</text:p>
          </table:table-cell>
        </table:table-row>
        <table:table-row>
          <table:table-cell table:style-name="Table55.A2" office:value-type="string">
            <text:p text:style-name="Table_20_Contents">4</text:p>
          </table:table-cell>
          <table:table-cell table:style-name="Table55.A2" office:value-type="string">
            <text:p text:style-name="Table_20_Contents">2</text:p>
          </table:table-cell>
          <table:table-cell table:style-name="Table55.A2" office:value-type="string">
            <text:p text:style-name="Table_20_Contents">uint16</text:p>
          </table:table-cell>
          <table:table-cell table:style-name="Table55.D2" office:value-type="string">
            <text:p text:style-name="Table_20_Contents">Duration in milliseconds</text:p>
          </table:table-cell>
        </table:table-row>
      </table:table>
      <text:p text:style-name="Table">Table <text:sequence text:ref-name="refTable39" text:name="Table" text:formula="ooow:Table+1" style:num-format="1">34</text:sequence>: Structure of SkelAnimFrame elements.</text:p>
      <text:h text:style-name="Heading_20_3" text:outline-level="3">MeshMorphTarget</text:h>
      <text:p text:style-name="Text_20_body">Morph targets/shape keys are not supported in this draft of the file format.</text:p>
      <text:h text:style-name="Heading_20_3" text:outline-level="3">UVAnimation</text:h>
      <text:p text:style-name="Text_20_body">Jidder</text:p>
      <table:table table:name="Table54" table:style-name="Table54">
        <table:table-column table:style-name="Table54.A" table:number-columns-repeated="3"/>
        <table:table-column table:style-name="Table54.D"/>
        <text:soft-page-break/>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UVAnimFrame</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p text:style-name="Text_20_body">Mekk</text:p>
      <text:p text:style-name="Text_20_body"/>
      <table:table table:name="Table56" table:style-name="Table56">
        <table:table-column table:style-name="Table56.A" table:number-columns-repeated="3"/>
        <table:table-column table:style-name="Table56.D"/>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Type</text:p>
          </table:table-cell>
          <table:table-cell table:style-name="Table56.D1" office:value-type="string">
            <text:p text:style-name="Table_20_Heading">Description</text:p>
          </table:table-cell>
        </table:table-row>
        <table:table-row>
          <table:table-cell table:style-name="Table56.A2" office:value-type="string">
            <text:p text:style-name="Table_20_Contents">0</text:p>
          </table:table-cell>
          <table:table-cell table:style-name="Table56.A2" office:value-type="string">
            <text:p text:style-name="Table_20_Contents">24</text:p>
          </table:table-cell>
          <table:table-cell table:style-name="Table56.A2" office:value-type="string">
            <text:p text:style-name="P1">Matrix3x2</text:p>
          </table:table-cell>
          <table:table-cell table:style-name="Table56.D2" office:value-type="string">
            <text:p text:style-name="Table_20_Contents">Two-dimensional UV transformation.</text:p>
          </table:table-cell>
        </table:table-row>
        <table:table-row>
          <table:table-cell table:style-name="Table56.A2" office:value-type="string">
            <text:p text:style-name="Table_20_Contents">24</text:p>
          </table:table-cell>
          <table:table-cell table:style-name="Table56.A2" office:value-type="string">
            <text:p text:style-name="Table_20_Contents">1</text:p>
          </table:table-cell>
          <table:table-cell table:style-name="Table56.A2" office:value-type="string">
            <text:p text:style-name="Table_20_Contents">uint16</text:p>
          </table:table-cell>
          <table:table-cell table:style-name="Table56.D2" office:value-type="string">
            <text:p text:style-name="Table_20_Contents">Duration in milliseconds</text:p>
          </table:table-cell>
        </table:table-row>
      </table:table>
      <text:p text:style-name="Text_20_body">Jidder</text:p>
      <text:h text:style-name="Heading_20_2" text:outline-level="2">Command blocks</text:h>
      <text:p text:style-name="Text_20_body">Commands are blocks that can alter previously occurring blocks in an AWD document, e.g. change their transformation matrix, modify mesh data or instruct the parser to remove a block altogether. This can be used to communicate real-time changes using AWD streaming between an encoder and a decoder.</text:p>
      <text:h text:style-name="Heading_20_3" text:outline-level="3">General structure of command blocks</text:h>
      <text:p text:style-name="Text_20_body">Command blocks are split into two parts, the command type and a list of necessary arguments. This is similar to how functions work in most programming languages.</text:p>
      <table:table table:name="Table40" table:style-name="Table40">
        <table:table-column table:style-name="Table40.A" table:number-columns-repeated="3"/>
        <table:table-column table:style-name="Table40.D"/>
        <table:table-row>
          <table:table-cell table:style-name="Table40.A1" office:value-type="string">
            <text:p text:style-name="Table_20_Heading">Offset</text:p>
          </table:table-cell>
          <table:table-cell table:style-name="Table40.A1" office:value-type="string">
            <text:p text:style-name="Table_20_Heading">Siz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float" office:value="0">
            <text:p text:style-name="Table_20_Contents">0</text:p>
          </table:table-cell>
          <table:table-cell table:style-name="Table40.B2" office:value-type="string">
            <text:p text:style-name="Table_20_Contents">2</text:p>
          </table:table-cell>
          <table:table-cell table:style-name="Table40.B2" office:value-type="string">
            <text:p text:style-name="P1">uint16</text:p>
          </table:table-cell>
          <table:table-cell table:style-name="Table40.D2" office:value-type="string">
            <text:p text:style-name="Table_20_Contents">Command type (see separate table.)</text:p>
          </table:table-cell>
        </table:table-row>
        <table:table-row>
          <table:table-cell table:style-name="Table40.B2" office:value-type="string">
            <text:p text:style-name="Table_20_Contents">2</text:p>
          </table:table-cell>
          <table:table-cell table:style-name="Table40.B2" office:value-type="string">
            <text:p text:style-name="Table_20_Contents">Variable</text:p>
          </table:table-cell>
          <table:table-cell table:style-name="Table40.B2" office:value-type="string">
            <text:p text:style-name="P3">Variable</text:p>
          </table:table-cell>
          <table:table-cell table:style-name="Table40.D2" office:value-type="string">
            <text:p text:style-name="Table_20_Contents">List of command arguments.</text:p>
          </table:table-cell>
        </table:table-row>
      </table:table>
      <text:p text:style-name="Table">Table <text:sequence text:ref-name="refTable33" text:name="Table" text:formula="ooow:Table+1" style:num-format="1">35</text:sequence>: General command block structure</text:p>
      <text:p text:style-name="Text_20_body">The list of command arguments is a condensed list of values, and the structure needs to be known by the parser. Parsers for which a particular command type is unknown must skip the entire command block using the length field in the block header.</text:p>
      <text:p text:style-name="Text_20_body">The command types are defined in the below table, and the parameter structure for each command type in the next sections.</text:p>
      <table:table table:name="Table41" table:style-name="Table41">
        <table:table-column table:style-name="Table41.A"/>
        <table:table-column table:style-name="Table41.B"/>
        <text:soft-page-break/>
        <table:table-row>
          <table:table-cell table:style-name="Table41.A1" office:value-type="string">
            <text:p text:style-name="Table_20_Heading">Type ID</text:p>
          </table:table-cell>
          <table:table-cell table:style-name="Table41.B1" office:value-type="string">
            <text:p text:style-name="Table_20_Heading">Command type</text:p>
          </table:table-cell>
        </table:table-row>
        <table:table-row table:style-name="Table41.2">
          <table:table-cell table:style-name="Table41.A2" office:value-type="float" office:value="1">
            <text:p text:style-name="Table_20_Contents">1</text:p>
          </table:table-cell>
          <table:table-cell table:style-name="Table41.B2" office:value-type="string">
            <text:p text:style-name="Table_20_Contents">RemoveBlock</text:p>
          </table:table-cell>
        </table:table-row>
        <table:table-row table:style-name="Table41.2">
          <table:table-cell table:style-name="Table41.A2" office:value-type="float" office:value="2">
            <text:p text:style-name="Table_20_Contents">2</text:p>
          </table:table-cell>
          <table:table-cell table:style-name="Table41.B2" office:value-type="string">
            <text:p text:style-name="Table_20_Contents">SetTransform</text:p>
          </table:table-cell>
        </table:table-row>
        <table:table-row table:style-name="Table41.2">
          <table:table-cell table:style-name="Table41.A4" office:value-type="string">
            <text:p text:style-name="Table_20_Contents">3</text:p>
          </table:table-cell>
          <table:table-cell table:style-name="Table41.B2" office:value-type="string">
            <text:p text:style-name="Table_20_Contents">AppendTransform</text:p>
          </table:table-cell>
        </table:table-row>
        <table:table-row table:style-name="Table41.2">
          <table:table-cell table:style-name="Table41.A4" office:value-type="string">
            <text:p text:style-name="Table_20_Contents">4</text:p>
          </table:table-cell>
          <table:table-cell table:style-name="Table41.B2" office:value-type="string">
            <text:p text:style-name="Table_20_Contents">SetBlockProperty</text:p>
          </table:table-cell>
        </table:table-row>
      </table:table>
      <text:p text:style-name="Table">Table <text:sequence text:ref-name="refTable34" text:name="Table" text:formula="ooow:Table+1" style:num-format="1">36</text:sequence>: Command types</text:p>
      <text:h text:style-name="Heading_20_3" text:outline-level="3">Commands</text:h>
      <text:h text:style-name="Heading_20_4" text:outline-level="4">RemoveBlock command</text:h>
      <text:p text:style-name="Text_20_body">The RemoveBlock command is used to delete a previous block in the AWD document, freeing the space it occupies in the parser memory. If the block to be removed is a scene block (e.g. a light source, mesh instance or camera) the parsing environment should also remove the block from the rendered scene.</text:p>
      <text:p text:style-name="Text_20_body">The remove block command takes the ID of the block to remove as it's single parameter.</text:p>
      <table:table table:name="Table42" table:style-name="Table42">
        <table:table-column table:style-name="Table42.A" table:number-columns-repeated="3"/>
        <table:table-column table:style-name="Table42.D"/>
        <table:table-row>
          <table:table-cell table:style-name="Table42.A1" office:value-type="string">
            <text:p text:style-name="Table_20_Heading">Offset</text:p>
          </table:table-cell>
          <table:table-cell table:style-name="Table42.A1" office:value-type="string">
            <text:p text:style-name="Table_20_Heading">Size</text:p>
          </table:table-cell>
          <table:table-cell table:style-name="Table42.A1" office:value-type="string">
            <text:p text:style-name="Table_20_Heading">Type</text:p>
          </table:table-cell>
          <table:table-cell table:style-name="Table42.D1" office:value-type="string">
            <text:p text:style-name="Table_20_Heading">Description</text:p>
          </table:table-cell>
        </table:table-row>
        <table:table-row>
          <table:table-cell table:style-name="Table42.A2" office:value-type="float" office:value="0">
            <text:p text:style-name="Table_20_Contents">0</text:p>
          </table:table-cell>
          <table:table-cell table:style-name="Table42.B2" office:value-type="string">
            <text:p text:style-name="Table_20_Contents">4</text:p>
          </table:table-cell>
          <table:table-cell table:style-name="Table42.B2" office:value-type="string">
            <text:p text:style-name="P1">BlockAddr</text:p>
          </table:table-cell>
          <table:table-cell table:style-name="Table42.D2" office:value-type="string">
            <text:p text:style-name="Table_20_Contents">Address of the block to be removed/freed.</text:p>
          </table:table-cell>
        </table:table-row>
      </table:table>
      <text:p text:style-name="Table">Table <text:sequence text:ref-name="refTable35" text:name="Table" text:formula="ooow:Table+1" style:num-format="1">37</text:sequence>: RemoveBlock command parameters</text:p>
      <text:h text:style-name="Heading_20_4" text:outline-level="4">SetTransform command</text:h>
      <text:p text:style-name="Text_20_body">The SetTransform command updates the transformation matrix of a scene object block, such as a mesh instance or camera. This can be used to transform the spatial properties of a scene block that has appeared previously in the document.</text:p>
      <text:p text:style-name="Text_20_body">Two parameters are required in a SetTransform command, the first of which is the ID of that block that should be transformed. The second is a 4x4 matrix encoded according to the usual AWD scheme.</text:p>
      <table:table table:name="Table43" table:style-name="Table43">
        <table:table-column table:style-name="Table43.A" table:number-columns-repeated="3"/>
        <table:table-column table:style-name="Table43.D"/>
        <table:table-row>
          <table:table-cell table:style-name="Table43.A1" office:value-type="string">
            <text:p text:style-name="Table_20_Heading">Offset</text:p>
          </table:table-cell>
          <table:table-cell table:style-name="Table43.A1" office:value-type="string">
            <text:p text:style-name="Table_20_Heading">Size</text:p>
          </table:table-cell>
          <table:table-cell table:style-name="Table43.A1" office:value-type="string">
            <text:p text:style-name="Table_20_Heading">Type</text:p>
          </table:table-cell>
          <table:table-cell table:style-name="Table43.D1" office:value-type="string">
            <text:p text:style-name="Table_20_Heading">Description</text:p>
          </table:table-cell>
        </table:table-row>
        <table:table-row>
          <table:table-cell table:style-name="Table43.A2" office:value-type="float" office:value="0">
            <text:p text:style-name="Table_20_Contents">0</text:p>
          </table:table-cell>
          <table:table-cell table:style-name="Table43.B2" office:value-type="string">
            <text:p text:style-name="Table_20_Contents">4</text:p>
          </table:table-cell>
          <table:table-cell table:style-name="Table43.B2" office:value-type="string">
            <text:p text:style-name="P1">BlockAddr</text:p>
          </table:table-cell>
          <table:table-cell table:style-name="Table43.D2" office:value-type="string">
            <text:p text:style-name="Table_20_Contents">Address of the block to be removed/freed.</text:p>
          </table:table-cell>
        </table:table-row>
        <table:table-row>
          <table:table-cell table:style-name="Table43.B2" office:value-type="string">
            <text:p text:style-name="Table_20_Contents">4</text:p>
          </table:table-cell>
          <table:table-cell table:style-name="Table43.B2" office:value-type="string">
            <text:p text:style-name="Table_20_Contents">128</text:p>
          </table:table-cell>
          <table:table-cell table:style-name="Table43.B2" office:value-type="string">
            <text:p text:style-name="P1">Matrix4x4</text:p>
          </table:table-cell>
          <table:table-cell table:style-name="Table43.D2" office:value-type="string">
            <text:p text:style-name="Table_20_Contents">New transform matrix for the block.</text:p>
          </table:table-cell>
        </table:table-row>
      </table:table>
      <text:p text:style-name="Table">Table <text:sequence text:ref-name="refTable36" text:name="Table" text:formula="ooow:Table+1" style:num-format="1">38</text:sequence>: SetTransform command parameters</text:p>
      <text:h text:style-name="Heading_20_4" text:outline-level="4">AppendTransform command</text:h>
      <text:p text:style-name="Text_20_body">AppendTransform command blocks work exactly as the SetTransform command except that instead of simply replacing the transform matrix of the scene object block, it is multiplied with the current transformation. The multiplication that should be performed is M <text:span text:style-name="T5">∗ N, where M is the current </text:span><text:soft-page-break/><text:span text:style-name="T5">transform and N is the one given as a parameter to the AppendTransform command.</text:span></text:p>
      <table:table table:name="Table44" table:style-name="Table44">
        <table:table-column table:style-name="Table44.A" table:number-columns-repeated="3"/>
        <table:table-column table:style-name="Table44.D"/>
        <table:table-row>
          <table:table-cell table:style-name="Table44.A1" office:value-type="string">
            <text:p text:style-name="Table_20_Heading">Offset</text:p>
          </table:table-cell>
          <table:table-cell table:style-name="Table44.A1" office:value-type="string">
            <text:p text:style-name="Table_20_Heading">Siz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float" office:value="0">
            <text:p text:style-name="Table_20_Contents">0</text:p>
          </table:table-cell>
          <table:table-cell table:style-name="Table44.B2" office:value-type="string">
            <text:p text:style-name="Table_20_Contents">4</text:p>
          </table:table-cell>
          <table:table-cell table:style-name="Table44.B2" office:value-type="string">
            <text:p text:style-name="P1">BlockAddr</text:p>
          </table:table-cell>
          <table:table-cell table:style-name="Table44.D2" office:value-type="string">
            <text:p text:style-name="Table_20_Contents">Address of the block to be removed/freed.</text:p>
          </table:table-cell>
        </table:table-row>
        <table:table-row>
          <table:table-cell table:style-name="Table44.B2" office:value-type="string">
            <text:p text:style-name="Table_20_Contents">4</text:p>
          </table:table-cell>
          <table:table-cell table:style-name="Table44.B2" office:value-type="string">
            <text:p text:style-name="Table_20_Contents">128</text:p>
          </table:table-cell>
          <table:table-cell table:style-name="Table44.B2" office:value-type="string">
            <text:p text:style-name="P1">Matrix4x4</text:p>
          </table:table-cell>
          <table:table-cell table:style-name="Table44.D2" office:value-type="string">
            <text:p text:style-name="Table_20_Contents">Transform matrix to be appended to the current scene block transform.</text:p>
          </table:table-cell>
        </table:table-row>
      </table:table>
      <text:p text:style-name="Table">Table <text:sequence text:ref-name="refTable37" text:name="Table" text:formula="ooow:Table+1" style:num-format="1">39</text:sequence>: AppendTransform command parameters</text:p>
      <text:h text:style-name="Heading_20_4" text:outline-level="4">SetBlockProperty command</text:h>
      <text:p text:style-name="Text_20_body">TBD</text:p>
      <text:h text:style-name="Heading_20_2" text:outline-level="2">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38" text:name="Table" text:formula="ooow:Table+1" style:num-format="1">40</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2" text:outline-level="2">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text:soft-page-break/>Numbers</text:h>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437949711" text:style-name="L4">
        <text:list-item>
          <text:p text:style-name="P22">int8 and uint8</text:p>
        </text:list-item>
        <text:list-item>
          <text:p text:style-name="P22">int16 and uint16</text:p>
        </text:list-item>
        <text:list-item>
          <text:p text:style-name="P22">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464323134" text:style-name="L5">
        <text:list-item>
          <text:p text:style-name="P23">float32 and ufloat32</text:p>
        </text:list-item>
        <text:list-item>
          <text:p text:style-name="P23">float64 and ufloat64</text:p>
        </text:list-item>
      </text:list>
      <text:p text:style-name="Text_20_body">Float values must always be encoded as IEEE-754 compliant floating point numbers.</text:p>
      <text:h text:style-name="Heading_20_4" text:outline-level="4">Endianness</text:h>
      <text:p text:style-name="Text_20_body">All numeric values in AWD are <text:span text:style-name="Emphasis">big-endian</text:span>. Little-endian numbers must never occur in an AWD file or stream.</text:p>
      <text:h text:style-name="Heading_20_3" text:outline-level="3">Booleans and true/false values</text:h>
      <text:p text:style-name="P9">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3">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text:soft-page-break/>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3">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3">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3">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text:soft-page-break/>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a future revision of the AWD format specification.</text:p>
      <text:p text:style-name="Text_20_body">There are two types of attributes, differentiated and referenced by their key/name types:</text:p>
      <text:list xml:id="list986307144" text:style-name="L6">
        <text:list-item>
          <text:p text:style-name="P24">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24">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4">uint</text:p>
          </table:table-cell>
          <table:table-cell table:style-name="Table12.D2" office:value-type="string">
            <text:p text:style-name="Table_20_Contents">Attribute list length in bytes.</text:p>
          </table:table-cell>
        </table:table-row>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4">Variable</text:p>
          </table:table-cell>
          <table:table-cell table:style-name="Table3.D2" office:value-type="string">
            <text:p text:style-name="Table_20_Contents">Attribute value</text:p>
          </table:table-cell>
        </table:table-row>
      </table:table>
      <text:p text:style-name="Text_20_body"><text:soft-page-break/>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uint8</text:p>
          </table:table-cell>
          <table:table-cell table:style-name="Table13.D2" office:value-type="string">
            <text:p text:style-name="Table_20_Contents">Attribute type (data type of value).</text:p>
            <text:p text:style-name="Table_20_Contents">1: int32</text:p>
            <text:p text:style-name="Table_20_Contents">2: uint32</text:p>
            <text:p text:style-name="Table_20_Contents">3: float64</text:p>
            <text:p text:style-name="Table_20_Contents">4: Boolean</text:p>
            <text:p text:style-name="Table_20_Contents">5: ConstString</text:p>
            <text:p text:style-name="Table_20_Contents">20: 2x1 vector</text:p>
            <text:p text:style-name="Table_20_Contents">21: 3x1 vector</text:p>
            <text:p text:style-name="Table_20_Contents">22: 4x1 vector</text:p>
            <text:p text:style-name="Table_20_Contents">30: 3x3 matrix</text:p>
            <text:p text:style-name="Table_20_Contents">31: 4x4 matrix</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4">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3">Yes</text:p>
          </table:table-cell>
          <table:table-cell table:style-name="Table35.D2" office:value-type="string">
            <text:p text:style-name="P3">No</text:p>
          </table:table-cell>
        </table:table-row>
        <table:table-row>
          <table:table-cell table:style-name="Table35.A2" office:value-type="string">
            <text:p text:style-name="Table_20_Contents">Blender</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Yes</text:p>
          </table:table-cell>
        </table:table-row>
        <table:table-row>
          <table:table-cell table:style-name="Table35.A2" office:value-type="string">
            <text:p text:style-name="Table_20_Contents">Maxon Cinema4D</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row>
          <table:table-cell table:style-name="Table35.A2" office:value-type="string">
            <text:p text:style-name="Table_20_Contents">Autodesk Maya</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
      <text:h text:style-name="Heading_20_2" text:outline-level="2"><text:soft-page-break/>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list block" for the exact structure of this block.</text:p>
      <text:h text:style-name="Heading_20_4" text:outline-level="4"><text:soft-page-break/>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can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text:soft-page-break/>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3">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3">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3">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3">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3">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3">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3">16 bits total for namespace and block types.</text:p>
          </table:table-cell>
        </table:table-row>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3">32-bit block length field.</text:p>
          </table:table-cell>
        </table:table-row>
      </table:table>
      <text:h text:style-name="Heading_20_3" text:outline-level="3">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3">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3">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3">16-bit ID field</text:p>
          </table:table-cell>
        </table:table-row>
        <text:soft-page-break/>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3">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3">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3">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3">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3">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3">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3">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10">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1-06-28T19:02:42</dc:date>
    <meta:editing-duration>PT936H06M27S</meta:editing-duration>
    <meta:editing-cycles>677</meta:editing-cycles>
    <meta:generator>NeoOffice/3.1.2$Unix OpenOffice.org_project/Patch 8</meta:generator>
    <meta:print-date>2010-11-01T14:34:27</meta:print-date>
    <dc:title>Away3D Data format (AWD) specification</dc:title>
    <meta:document-statistic meta:table-count="56" meta:image-count="0" meta:object-count="0" meta:page-count="38" meta:paragraph-count="1508" meta:word-count="10958" meta:character-count="64489"/>
    <meta:user-defined meta:name="Info 1"/>
    <meta:user-defined meta:name="Info 2"/>
    <meta:user-defined meta:name="Info 3"/>
    <meta:user-defined meta:name="Info 4"/>
  </office:meta>
</office:document-meta>
</file>